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1" svg:font-family="'Liberation Sans'" style:font-adornments="Regular"/>
    <style:font-face style:name="DejaVu Sans" svg:font-family="'DejaVu Sans'" style:font-pitch="variable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73mm"/>
    </style:style>
    <style:style style:name="co2" style:family="table-column">
      <style:table-column-properties fo:break-before="auto" style:column-width="31.26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34.22mm"/>
    </style:style>
    <style:style style:name="co5" style:family="table-column">
      <style:table-column-properties fo:break-before="auto" style:column-width="25.42mm"/>
    </style:style>
    <style:style style:name="co6" style:family="table-column">
      <style:table-column-properties fo:break-before="auto" style:column-width="76.6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fo:border="none" style:vertical-align="automatic"/>
      <style:paragraph-properties fo:text-align="start" fo:margin-left="0mm"/>
      <style:text-properties fo:font-size="10pt" style:font-size-asian="10pt" style:font-style-asian="italic" style:font-size-complex="10pt" style:font-style-complex="italic"/>
    </style:style>
    <style:style style:name="ce2" style:family="table-cell" style:parent-style-name="Default" style:data-style-name="N110">
      <style:table-cell-properties style:text-align-source="fix" style:repeat-content="false"/>
      <style:paragraph-properties fo:text-align="start"/>
      <style:text-properties fo:font-size="10pt" style:font-size-asian="10pt" style:font-size-complex="10pt"/>
    </style:style>
    <style:style style:name="ce3" style:family="table-cell" style:parent-style-name="Default" style:data-style-name="N110">
      <style:table-cell-properties style:text-align-source="fix" style:repeat-content="false" fo:wrap-option="wrap" style:vertical-align="automatic"/>
      <style:paragraph-properties fo:text-align="start" fo:margin-left="0mm"/>
      <style:text-properties fo:font-size="10pt" style:font-size-asian="10pt" style:font-size-complex="10pt"/>
    </style:style>
    <style:style style:name="ce4" style:family="table-cell" style:parent-style-name="Default" style:data-style-name="N110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start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value-type" style:repeat-content="false" fo:wrap-option="wrap" fo:border="none" style:vertical-align="automatic"/>
      <style:paragraph-properties fo:margin-left="0mm"/>
      <style:text-properties fo:font-size="10pt" style:font-size-asian="10pt" style:font-style-asian="italic" style:font-size-complex="10pt" style:font-style-complex="italic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value-type" style:repeat-content="fals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value-type" style:repeat-content="false" fo:wrap-option="wrap" style:vertical-align="automatic"/>
      <style:paragraph-properties fo:margin-left="0mm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wrap" fo:border="none" style:vertical-align="automatic"/>
      <style:paragraph-properties fo:text-align="start" fo:margin-left="0mm"/>
      <style:text-properties fo:font-size="10pt" style:font-size-asian="10pt" style:font-style-asian="italic" style:font-size-complex="10pt" style:font-style-complex="italic"/>
    </style:style>
    <style:style style:name="ce11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mm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value-type" style:repeat-content="false" fo:wrap-option="wrap" style:vertical-align="automatic"/>
      <style:paragraph-properties fo:margin-left="0mm"/>
      <style:text-properties fo:font-size="10pt" style:font-size-asian="10pt" style:font-style-asian="italic" style:font-size-complex="10pt" style:font-style-complex="italic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ool Tracking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8"/>
        <table:table-column table:style-name="co4" table:default-cell-style-name="ce9"/>
        <table:table-column table:style-name="co5" table:default-cell-style-name="ce11"/>
        <table:table-column table:style-name="co6" table:default-cell-style-name="ce9"/>
        <table:table-column table:style-name="co7" table:number-columns-repeated="1014" table:default-cell-style-name="ce9"/>
        <table:table-column table:style-name="co7" table:number-columns-repeated="4" table:default-cell-style-name="ce8"/>
        <table:table-row table:style-name="ro1">
          <table:table-cell table:style-name="ce1" office:value-type="string" calcext:value-type="string">
            <text:p>Glia ID</text:p>
          </table:table-cell>
          <table:table-cell table:style-name="ce6" office:value-type="string" calcext:value-type="string">
            <text:p>Colour</text:p>
          </table:table-cell>
          <table:table-cell office:value-type="string" calcext:value-type="string">
            <text:p>Manufacturer</text:p>
          </table:table-cell>
          <table:table-cell table:style-name="ce6" office:value-type="string" calcext:value-type="string">
            <text:p>Manufacturer ID</text:p>
          </table:table-cell>
          <table:table-cell table:style-name="ce10" office:value-type="string" calcext:value-type="string">
            <text:p>Ouput 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Filaments.ca</text:p>
          </table:table-cell>
          <table:table-cell table:style-name="ce7" office:value-type="string" calcext:value-type="string">
            <text:p>5382C7D0000</text:p>
          </table:table-cell>
          <table:table-cell table:style-name="ce10"/>
          <table:table-cell table:style-name="ce12"/>
          <table:table-cell table:style-name="ce7"/>
          <table:table-cell table:style-name="ce12" table:number-columns-repeated="1013"/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7" office:value-type="string" calcext:value-type="string">
            <text:p>Printed Parts </text:p>
          </table:table-cell>
          <table:table-cell table:style-name="ce7" office:value-type="string" calcext:value-type="string">
            <text:p>Filaments.ca</text:p>
          </table:table-cell>
          <table:table-cell table:style-name="ce7" office:value-type="string" calcext:value-type="string">
            <text:p>5382C7D0000</text:p>
          </table:table-cell>
          <table:table-cell table:style-name="ce10"/>
          <table:table-cell table:style-name="ce12"/>
          <table:table-cell table:style-name="ce7"/>
          <table:table-cell table:style-name="ce12" table:number-columns-repeated="1013"/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Filaments.ca</text:p>
          </table:table-cell>
          <table:table-cell table:style-name="ce7" office:value-type="string" calcext:value-type="string">
            <text:p>5382C7D0000</text:p>
          </table:table-cell>
          <table:table-cell table:style-name="ce10"/>
          <table:table-cell table:style-name="ce12"/>
          <table:table-cell table:style-name="ce7"/>
          <table:table-cell table:style-name="ce12" table:number-columns-repeated="1013"/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7" office:value-type="string" calcext:value-type="string">
            <text:p>Gold</text:p>
          </table:table-cell>
          <table:table-cell table:style-name="ce7" office:value-type="string" calcext:value-type="string">
            <text:p>Reprapper</text:p>
          </table:table-cell>
          <table:table-cell table:style-name="ce7" office:value-type="string" calcext:value-type="string">
            <text:p>141202C30270011</text:p>
          </table:table-cell>
          <table:table-cell table:style-name="ce10"/>
          <table:table-cell table:style-name="ce12"/>
          <table:table-cell table:style-name="ce7"/>
          <table:table-cell table:style-name="ce12" table:number-columns-repeated="1013"/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Filaments.ca</text:p>
          </table:table-cell>
          <table:table-cell table:style-name="ce7" office:value-type="string" calcext:value-type="string">
            <text:p>5382C7D0000</text:p>
          </table:table-cell>
          <table:table-cell table:style-name="ce10"/>
          <table:table-cell table:style-name="ce12"/>
          <table:table-cell table:style-name="ce7"/>
          <table:table-cell table:style-name="ce12" table:number-columns-repeated="1013"/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7" office:value-type="string" calcext:value-type="string">
            <text:p>Dark Orange</text:p>
          </table:table-cell>
          <table:table-cell table:style-name="ce7" office:value-type="string" calcext:value-type="string">
            <text:p>Filaments.ca</text:p>
          </table:table-cell>
          <table:table-cell table:style-name="ce7" office:value-type="string" calcext:value-type="string">
            <text:p>5382C7D0000</text:p>
          </table:table-cell>
          <table:table-cell table:style-name="ce10"/>
          <table:table-cell table:style-name="ce12"/>
          <table:table-cell table:style-name="ce7"/>
          <table:table-cell table:style-name="ce12" table:number-columns-repeated="1013"/>
          <table:table-cell table:number-columns-repeated="4"/>
        </table:table-row>
        <table:table-row table:style-name="ro1">
          <table:table-cell table:style-name="ce3" office:value-type="float" office:value="10" calcext:value-type="float">
            <text:p>010</text:p>
          </table:table-cell>
          <table:table-cell table:style-name="ce8" office:value-type="string" calcext:value-type="string">
            <text:p>Baby Pink</text:p>
          </table:table-cell>
          <table:table-cell table:style-name="ce7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011</text:p>
          </table:table-cell>
          <table:table-cell table:style-name="ce8" office:value-type="string" calcext:value-type="string">
            <text:p>Pink</text:p>
          </table:table-cell>
          <table:table-cell table:style-name="ce7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012</text:p>
          </table:table-cell>
          <table:table-cell table:style-name="ce8" office:value-type="string" calcext:value-type="string">
            <text:p>Red</text:p>
          </table:table-cell>
          <table:table-cell table:style-name="ce7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013</text:p>
          </table:table-cell>
          <table:table-cell table:style-name="ce8" office:value-type="string" calcext:value-type="string">
            <text:p>Purple</text:p>
          </table:table-cell>
          <table:table-cell table:style-name="ce7" office:value-type="string" calcext:value-type="string">
            <text:p>Filaments.ca</text:p>
          </table:table-cell>
          <table:table-cell office:value-type="string" calcext:value-type="string">
            <text:p>BH10CE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014</text:p>
          </table:table-cell>
          <table:table-cell table:style-name="ce8" office:value-type="string" calcext:value-type="string">
            <text:p>Black</text:p>
          </table:table-cell>
          <table:table-cell table:style-name="ce7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3" office:value-type="float" office:value="15" calcext:value-type="float">
            <text:p>015</text:p>
          </table:table-cell>
          <table:table-cell table:style-name="ce8" office:value-type="string" calcext:value-type="string">
            <text:p>Solid Dark Yellow</text:p>
          </table:table-cell>
          <table:table-cell table:style-name="ce7" office:value-type="string" calcext:value-type="string">
            <text:p>Filaments.ca</text:p>
          </table:table-cell>
          <table:table-cell office:value-type="string" calcext:value-type="string">
            <text:p>5382C7D000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016</text:p>
          </table:table-cell>
          <table:table-cell table:style-name="ce8" office:value-type="string" calcext:value-type="string">
            <text:p>Solid Yellow</text:p>
          </table:table-cell>
          <table:table-cell table:style-name="ce7" office:value-type="string" calcext:value-type="string">
            <text:p>Filaments.ca</text:p>
          </table:table-cell>
          <table:table-cell office:value-type="string" calcext:value-type="string">
            <text:p>5382C7D000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017</text:p>
          </table:table-cell>
          <table:table-cell table:style-name="ce8" office:value-type="string" calcext:value-type="string">
            <text:p>Golden</text:p>
          </table:table-cell>
          <table:table-cell table:style-name="ce7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018</text:p>
          </table:table-cell>
          <table:table-cell table:style-name="ce8" office:value-type="string" calcext:value-type="string">
            <text:p>Dark Orange</text:p>
          </table:table-cell>
          <table:table-cell table:style-name="ce7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019</text:p>
          </table:table-cell>
          <table:table-cell table:style-name="ce8" office:value-type="string" calcext:value-type="string">
            <text:p>Pearl Orange</text:p>
          </table:table-cell>
          <table:table-cell table:style-name="ce7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020</text:p>
          </table:table-cell>
          <table:table-cell table:style-name="ce8" office:value-type="string" calcext:value-type="string">
            <text:p>Lightest Grey</text:p>
          </table:table-cell>
          <table:table-cell table:style-name="ce7" office:value-type="string" calcext:value-type="string">
            <text:p>Filaments.ca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Colour name not confirmed</text:p>
          </table:table-cell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021</text:p>
          </table:table-cell>
          <table:table-cell office:value-type="string" calcext:value-type="string">
            <text:p>Medium Grey</text:p>
          </table:table-cell>
          <table:table-cell table:style-name="ce7" office:value-type="string" calcext:value-type="string">
            <text:p>Filaments.c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olour name not confirmed</text:p>
          </table:table-cell>
          <table:table-cell table:number-columns-repeated="1018"/>
        </table:table-row>
        <table:table-row table:style-name="ro1">
          <table:table-cell table:style-name="ce3" office:value-type="float" office:value="22" calcext:value-type="float">
            <text:p>022</text:p>
          </table:table-cell>
          <table:table-cell office:value-type="string" calcext:value-type="string">
            <text:p>Pewter Grey</text:p>
          </table:table-cell>
          <table:table-cell table:style-name="ce7" office:value-type="string" calcext:value-type="string">
            <text:p>Filaments.c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lour name not confirmed</text:p>
          </table:table-cell>
          <table:table-cell table:number-columns-repeated="1018"/>
        </table:table-row>
        <table:table-row table:style-name="ro1">
          <table:table-cell table:style-name="ce3" office:value-type="float" office:value="23" calcext:value-type="float">
            <text:p>023</text:p>
          </table:table-cell>
          <table:table-cell office:value-type="string" calcext:value-type="string">
            <text:p>Light Blue</text:p>
          </table:table-cell>
          <table:table-cell table:style-name="ce7" office:value-type="string" calcext:value-type="string">
            <text:p>Filaments.c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lour name not confirmed</text:p>
          </table:table-cell>
          <table:table-cell table:number-columns-repeated="1018"/>
        </table:table-row>
        <table:table-row table:style-name="ro1">
          <table:table-cell table:style-name="ce3" office:value-type="float" office:value="24" calcext:value-type="float">
            <text:p>024</text:p>
          </table:table-cell>
          <table:table-cell office:value-type="string" calcext:value-type="string">
            <text:p>Dark Blue</text:p>
          </table:table-cell>
          <table:table-cell table:style-name="ce7" office:value-type="string" calcext:value-type="string">
            <text:p>Filaments.c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lour name not confirmed</text:p>
          </table:table-cell>
          <table:table-cell table:number-columns-repeated="1018"/>
        </table:table-row>
        <table:table-row table:style-name="ro1">
          <table:table-cell table:style-name="ce3" office:value-type="float" office:value="25" calcext:value-type="float">
            <text:p>025</text:p>
          </table:table-cell>
          <table:table-cell office:value-type="string" calcext:value-type="string">
            <text:p>Brown</text:p>
          </table:table-cell>
          <table:table-cell table:style-name="ce7" office:value-type="string" calcext:value-type="string">
            <text:p>Filaments.ca</text:p>
          </table:table-cell>
          <table:table-cell office:value-type="string" calcext:value-type="string">
            <text:p>BH10CE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ilaments.ca</text:p>
          </table:table-cell>
          <table:table-cell table:style-name="ce7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2" table:number-rows-repeated="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pool Tracking'.A1:'Spool Tracking'.D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1" svg:font-family="'Liberation Sans'" style:font-adornments="Regular"/>
    <style:font-face style:name="DejaVu Sans" svg:font-family="'DejaVu Sans'" style:font-pitch="variable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fo:margin-top="4.99mm" fo:margin-bottom="4.99mm" fo:margin-left="1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00-00-00</text:date>, <text:time style:data-style-name="N2" text:time-value="11:33:09.094426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4:57:40.143831693</meta:creation-date>
    <dc:date>2018-04-05T21:31:21.698692340</dc:date>
    <meta:editing-duration>PT11H9M11S</meta:editing-duration>
    <meta:editing-cycles>35</meta:editing-cycles>
    <meta:generator>LibreOffice/5.2.2.2$Linux_X86_64 LibreOffice_project/20m0$Build-2</meta:generator>
    <meta:print-date>2018-04-04T15:24:13.729051506</meta:print-date>
    <meta:document-statistic meta:table-count="1" meta:cell-count="112" meta:object-count="0"/>
  </office:meta>
</office:document-meta>
</file>